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DVFactoryImpl.create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TDDVFactoryImpl.get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DVFactoryImpl.getBuiltInDV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